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3355ba" officeooo:paragraph-rsid="003355ba"/>
    </style:style>
    <style:style style:name="P4" style:family="paragraph" style:parent-style-name="normal">
      <style:text-properties officeooo:rsid="003355ba" officeooo:paragraph-rsid="003e9aab"/>
    </style:style>
    <style:style style:name="P5" style:family="paragraph" style:parent-style-name="normal">
      <style:paragraph-properties fo:text-align="center" style:justify-single-word="false"/>
      <style:text-properties officeooo:rsid="001ee4ef" officeooo:paragraph-rsid="001ee4ef"/>
    </style:style>
    <style:style style:name="P6" style:family="paragraph" style:parent-style-name="normal">
      <style:text-properties officeooo:rsid="001ee4ef" officeooo:paragraph-rsid="001ee4ef"/>
    </style:style>
    <style:style style:name="P7" style:family="paragraph" style:parent-style-name="normal">
      <style:text-properties officeooo:rsid="004c36b6" officeooo:paragraph-rsid="001ee4ef"/>
    </style:style>
    <style:style style:name="P8" style:family="paragraph" style:parent-style-name="normal">
      <style:paragraph-properties fo:text-align="center" style:justify-single-word="false"/>
      <style:text-properties officeooo:rsid="004c36b6" officeooo:paragraph-rsid="001ee4ef"/>
    </style:style>
    <style:style style:name="P9" style:family="paragraph" style:parent-style-name="normal">
      <style:paragraph-properties fo:text-align="center" style:justify-single-word="false"/>
      <style:text-properties officeooo:rsid="001ffd01" officeooo:paragraph-rsid="001ffd01"/>
    </style:style>
    <style:style style:name="P10" style:family="paragraph" style:parent-style-name="normal">
      <style:text-properties officeooo:rsid="00227f97" officeooo:paragraph-rsid="00227f97"/>
    </style:style>
    <style:style style:name="P11" style:family="paragraph" style:parent-style-name="normal">
      <style:text-properties officeooo:rsid="00254d94" officeooo:paragraph-rsid="00254d94"/>
    </style:style>
    <style:style style:name="P12" style:family="paragraph" style:parent-style-name="normal">
      <style:text-properties officeooo:rsid="00267a06" officeooo:paragraph-rsid="00267a06"/>
    </style:style>
    <style:style style:name="P13" style:family="paragraph" style:parent-style-name="normal">
      <style:text-properties officeooo:rsid="0028ed67" officeooo:paragraph-rsid="0028ed67"/>
    </style:style>
    <style:style style:name="P14" style:family="paragraph" style:parent-style-name="normal">
      <style:text-properties officeooo:rsid="0029e2d9" officeooo:paragraph-rsid="0029e2d9"/>
    </style:style>
    <style:style style:name="P15" style:family="paragraph" style:parent-style-name="normal">
      <style:text-properties officeooo:rsid="002a6a97" officeooo:paragraph-rsid="002a6a97"/>
    </style:style>
    <style:style style:name="P16" style:family="paragraph" style:parent-style-name="normal">
      <style:text-properties officeooo:rsid="0032088a" officeooo:paragraph-rsid="0032088a" fo:background-color="#ffff00"/>
    </style:style>
    <style:style style:name="P17" style:family="paragraph" style:parent-style-name="normal">
      <style:text-properties officeooo:rsid="0032b095" officeooo:paragraph-rsid="0032b095" fo:background-color="#ffff00"/>
    </style:style>
    <style:style style:name="P18" style:family="paragraph" style:parent-style-name="normal">
      <style:text-properties officeooo:rsid="0028f07a" officeooo:paragraph-rsid="00267a06" fo:background-color="transparent"/>
    </style:style>
    <style:style style:name="P19" style:family="paragraph" style:parent-style-name="normal">
      <style:text-properties officeooo:rsid="003bb24d" officeooo:paragraph-rsid="003bb24d"/>
    </style:style>
    <style:style style:name="P20" style:family="paragraph" style:parent-style-name="normal">
      <style:text-properties officeooo:rsid="003e9aab" officeooo:paragraph-rsid="003e9aab"/>
    </style:style>
    <style:style style:name="P21" style:family="paragraph" style:parent-style-name="Standard">
      <style:text-properties officeooo:rsid="001ee4ef" officeooo:paragraph-rsid="001ee4ef"/>
    </style:style>
    <style:style style:name="P22" style:family="paragraph" style:parent-style-name="normal">
      <style:paragraph-properties fo:margin-left="0cm" fo:margin-right="0cm" fo:text-indent="0cm" style:auto-text-indent="false"/>
      <style:text-properties officeooo:rsid="0046b2d0" officeooo:paragraph-rsid="001ee4ef"/>
    </style:style>
    <style:style style:name="P23"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24"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25"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26"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27" style:family="paragraph" style:parent-style-name="normal" style:list-style-name="L2">
      <style:text-properties officeooo:rsid="0029e2d9" officeooo:paragraph-rsid="0029e2d9"/>
    </style:style>
    <style:style style:name="P28" style:family="paragraph" style:parent-style-name="normal" style:list-style-name="L2">
      <style:text-properties officeooo:rsid="0028f07a" officeooo:paragraph-rsid="0028f07a"/>
    </style:style>
    <style:style style:name="P29" style:family="paragraph" style:parent-style-name="normal">
      <style:text-properties officeooo:rsid="003355ba" officeooo:paragraph-rsid="003355ba"/>
    </style:style>
    <style:style style:name="P30" style:family="paragraph" style:parent-style-name="normal">
      <style:text-properties officeooo:rsid="00227f97" officeooo:paragraph-rsid="00227f97"/>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264d6a"/>
    </style:style>
    <style:style style:name="T9" style:family="text">
      <style:text-properties officeooo:rsid="0028f07a"/>
    </style:style>
    <style:style style:name="T10" style:family="text">
      <style:text-properties officeooo:rsid="0028f07a" fo:background-color="transparent" loext:char-shading-value="0"/>
    </style:style>
    <style:style style:name="T11" style:family="text">
      <style:text-properties officeooo:rsid="0029e2d9"/>
    </style:style>
    <style:style style:name="T12" style:family="text">
      <style:text-properties officeooo:rsid="002a6a97"/>
    </style:style>
    <style:style style:name="T13" style:family="text">
      <style:text-properties officeooo:rsid="002de7f8"/>
    </style:style>
    <style:style style:name="T14" style:family="text">
      <style:text-properties officeooo:rsid="002e50d6"/>
    </style:style>
    <style:style style:name="T15" style:family="text">
      <style:text-properties officeooo:rsid="0030effb"/>
    </style:style>
    <style:style style:name="T16" style:family="text">
      <style:text-properties officeooo:rsid="0034ea71"/>
    </style:style>
    <style:style style:name="T17" style:family="text">
      <style:text-properties officeooo:rsid="00368321"/>
    </style:style>
    <style:style style:name="T18" style:family="text">
      <style:text-properties officeooo:rsid="003cb5ea"/>
    </style:style>
    <style:style style:name="T19" style:family="text">
      <style:text-properties officeooo:rsid="003e9aab"/>
    </style:style>
    <style:style style:name="T20" style:family="text">
      <style:text-properties officeooo:rsid="004206b8"/>
    </style:style>
    <style:style style:name="T21"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57414576" text:id="ct157414576">
          <text:insertion>
            <office:change-info>
              <dc:creator>Unknown Author</dc:creator>
              <dc:date>2014-06-22T11:54:00</dc:date>
            </office:change-info>
          </text:insertion>
        </text:changed-region>
        <text:changed-region xml:id="ct157416144" text:id="ct157416144">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157416296" text:id="ct157416296">
          <text:insertion>
            <office:change-info>
              <dc:creator>Eduardo Grosclaude</dc:creator>
              <dc:date>2014-06-22T06:34:00</dc:date>
            </office:change-info>
          </text:insertion>
        </text:changed-region>
        <text:changed-region xml:id="ct157416392" text:id="ct157416392">
          <text:insertion>
            <office:change-info>
              <dc:creator>Eduardo Grosclaude</dc:creator>
              <dc:date>2014-06-22T06:35:00</dc:date>
            </office:change-info>
          </text:insertion>
        </text:changed-region>
        <text:changed-region xml:id="ct157416488" text:id="ct157416488">
          <text:insertion>
            <office:change-info>
              <dc:creator>Eduardo Grosclaude</dc:creator>
              <dc:date>2014-06-22T06:36:00</dc:date>
            </office:change-info>
          </text:insertion>
        </text:changed-region>
        <text:changed-region xml:id="ct157416624" text:id="ct157416624">
          <text:insertion>
            <office:change-info>
              <dc:creator>Eduardo Grosclaude</dc:creator>
              <dc:date>2014-06-22T06:38:00</dc:date>
            </office:change-info>
          </text:insertion>
        </text:changed-region>
        <text:changed-region xml:id="ct157416720" text:id="ct157416720">
          <text:insertion>
            <office:change-info>
              <dc:creator>Eduardo Grosclaude</dc:creator>
              <dc:date>2014-06-22T06:40:00</dc:date>
            </office:change-info>
          </text:insertion>
        </text:changed-region>
        <text:changed-region xml:id="ct157416816" text:id="ct157416816">
          <text:insertion>
            <office:change-info>
              <dc:creator>Eduardo Grosclaude</dc:creator>
              <dc:date>2014-06-22T06:39:00</dc:date>
            </office:change-info>
          </text:insertion>
        </text:changed-region>
        <text:changed-region xml:id="ct157416936" text:id="ct157416936">
          <text:insertion>
            <office:change-info>
              <dc:creator>Eduardo Grosclaude</dc:creator>
              <dc:date>2014-06-22T06:40:00</dc:date>
            </office:change-info>
          </text:insertion>
        </text:changed-region>
        <text:changed-region xml:id="ct157417288" text:id="ct157417288">
          <text:insertion>
            <office:change-info>
              <dc:creator>Eduardo Grosclaude</dc:creator>
              <dc:date>2014-06-22T06:41:00</dc:date>
            </office:change-info>
          </text:insertion>
        </text:changed-region>
        <text:changed-region xml:id="ct157417384" text:id="ct157417384">
          <text:insertion>
            <office:change-info>
              <dc:creator>Eduardo Grosclaude</dc:creator>
              <dc:date>2014-06-22T06:38:00</dc:date>
            </office:change-info>
          </text:insertion>
        </text:changed-region>
        <text:changed-region xml:id="ct161054312" text:id="ct161054312">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157420968" text:id="ct157420968">
          <text:insertion>
            <office:change-info>
              <dc:creator>Eduardo Grosclaude</dc:creator>
              <dc:date>2014-06-22T06:49:00</dc:date>
            </office:change-info>
          </text:insertion>
        </text:changed-region>
        <text:changed-region xml:id="ct157419888" text:id="ct157419888">
          <text:insertion>
            <office:change-info>
              <dc:creator>Eduardo Grosclaude</dc:creator>
              <dc:date>2014-06-22T07:06:00</dc:date>
            </office:change-info>
          </text:insertion>
        </text:changed-region>
        <text:changed-region xml:id="ct157404864" text:id="ct157404864">
          <text:insertion>
            <office:change-info>
              <dc:creator>Eduardo Grosclaude</dc:creator>
              <dc:date>2014-06-22T07:07:00</dc:date>
            </office:change-info>
          </text:insertion>
        </text:changed-region>
        <text:changed-region xml:id="ct157406200" text:id="ct157406200">
          <text:insertion>
            <office:change-info>
              <dc:creator>Eduardo Grosclaude</dc:creator>
              <dc:date>2014-06-22T07:09:00</dc:date>
            </office:change-info>
          </text:insertion>
        </text:changed-region>
        <text:changed-region xml:id="ct156943416" text:id="ct156943416">
          <text:insertion>
            <office:change-info>
              <dc:creator>Eduardo Grosclaude</dc:creator>
              <dc:date>2014-06-22T07:10:00</dc:date>
            </office:change-info>
          </text:insertion>
        </text:changed-region>
        <text:changed-region xml:id="ct157414800" text:id="ct157414800">
          <text:insertion>
            <office:change-info>
              <dc:creator>Eduardo Grosclaude</dc:creator>
              <dc:date>2014-06-22T07:11:00</dc:date>
            </office:change-info>
          </text:insertion>
        </text:changed-region>
        <text:changed-region xml:id="ct161743408" text:id="ct161743408">
          <text:deletion>
            <office:change-info>
              <dc:creator>Eduardo Grosclaude</dc:creator>
              <dc:date>2014-07-14T06:29:00</dc:date>
            </office:change-info>
            <text:p text:style-name="P1">la solución a </text:p>
          </text:deletion>
        </text:changed-region>
        <text:changed-region xml:id="ct161813304" text:id="ct161813304">
          <text:insertion>
            <office:change-info>
              <dc:creator>Eduardo Grosclaude</dc:creator>
              <dc:date>2014-07-14T06:29:00</dc:date>
            </office:change-info>
          </text:insertion>
        </text:changed-region>
        <text:changed-region xml:id="ct157757776" text:id="ct157757776">
          <text:insertion>
            <office:change-info>
              <dc:creator>Eduardo Grosclaude</dc:creator>
              <dc:date>2014-07-14T06:28:00</dc:date>
            </office:change-info>
          </text:insertion>
        </text:changed-region>
        <text:changed-region xml:id="ct161706776" text:id="ct161706776">
          <text:deletion>
            <office:change-info>
              <dc:creator>Eduardo Grosclaude</dc:creator>
              <dc:date>2014-07-14T06:28:00</dc:date>
            </office:change-info>
            <text:p text:style-name="P1">e</text:p>
          </text:deletion>
        </text:changed-region>
        <text:changed-region xml:id="ct161771440" text:id="ct161771440">
          <text:insertion>
            <office:change-info>
              <dc:creator>Eduardo Grosclaude</dc:creator>
              <dc:date>2014-07-14T06:28:00</dc:date>
            </office:change-info>
          </text:insertion>
        </text:changed-region>
        <text:changed-region xml:id="ct161053792" text:id="ct161053792">
          <text:deletion>
            <office:change-info>
              <dc:creator>Eduardo Grosclaude</dc:creator>
              <dc:date>2014-07-14T06:28:00</dc:date>
            </office:change-info>
            <text:p text:style-name="P1">o</text:p>
          </text:deletion>
        </text:changed-region>
        <text:changed-region xml:id="ct161741568" text:id="ct161741568">
          <text:insertion>
            <office:change-info>
              <dc:creator>Eduardo Grosclaude</dc:creator>
              <dc:date>2014-07-14T06:30:00</dc:date>
            </office:change-info>
          </text:insertion>
        </text:changed-region>
        <text:changed-region xml:id="ct161712720" text:id="ct161712720">
          <text:insertion>
            <office:change-info>
              <dc:creator>Eduardo Grosclaude</dc:creator>
              <dc:date>2014-07-14T06:30:00</dc:date>
            </office:change-info>
          </text:insertion>
        </text:changed-region>
        <text:changed-region xml:id="ct157757600" text:id="ct157757600">
          <text:deletion>
            <office:change-info>
              <dc:creator>Eduardo Grosclaude</dc:creator>
              <dc:date>2014-07-14T06:30:00</dc:date>
            </office:change-info>
            <text:p text:style-name="P1"><text:s/>(arquitecturas)</text:p>
          </text:deletion>
        </text:changed-region>
        <text:changed-region xml:id="ct161054448" text:id="ct161054448">
          <text:insertion>
            <office:change-info>
              <dc:creator>Eduardo Grosclaude</dc:creator>
              <dc:date>2014-07-14T06:30:00</dc:date>
            </office:change-info>
          </text:insertion>
        </text:changed-region>
        <text:changed-region xml:id="ct161706416" text:id="ct161706416">
          <text:insertion>
            <office:change-info>
              <dc:creator>Eduardo Grosclaude</dc:creator>
              <dc:date>2014-07-14T06:28:00</dc:date>
            </office:change-info>
          </text:insertion>
        </text:changed-region>
        <text:changed-region xml:id="ct160820976" text:id="ct160820976">
          <text:insertion>
            <office:change-info>
              <dc:creator>Eduardo Grosclaude</dc:creator>
              <dc:date>2014-07-14T06:29:00</dc:date>
            </office:change-info>
          </text:insertion>
        </text:changed-region>
        <text:changed-region xml:id="ct157418088" text:id="ct157418088">
          <text:insertion>
            <office:change-info>
              <dc:creator>Unknown Author</dc:creator>
              <dc:date>2014-06-22T11:56:00</dc:date>
            </office:change-info>
          </text:insertion>
        </text:changed-region>
        <text:changed-region xml:id="ct157418600" text:id="ct157418600">
          <text:insertion>
            <office:change-info>
              <dc:creator>Unknown Author</dc:creator>
              <dc:date>2014-06-22T11:57:00</dc:date>
            </office:change-info>
          </text:insertion>
        </text:changed-region>
        <text:changed-region xml:id="ct157419104" text:id="ct157419104">
          <text:insertion>
            <office:change-info>
              <dc:creator>Unknown Author</dc:creator>
              <dc:date>2014-06-22T12:01:00</dc:date>
            </office:change-info>
          </text:insertion>
        </text:changed-region>
        <text:changed-region xml:id="ct161172712" text:id="ct161172712">
          <text:insertion>
            <office:change-info>
              <dc:creator>Eduardo Grosclaude</dc:creator>
              <dc:date>2014-07-14T06:29:00</dc:date>
            </office:change-info>
          </text:insertion>
        </text:changed-region>
        <text:changed-region xml:id="ct161710776" text:id="ct161710776">
          <text:insertion>
            <office:change-info>
              <dc:creator>Unknown Author</dc:creator>
              <dc:date>2014-06-22T12:01:00</dc:date>
            </office:change-info>
          </text:insertion>
        </text:changed-region>
        <text:changed-region xml:id="ct161815104" text:id="ct161815104">
          <text:insertion>
            <office:change-info>
              <dc:creator>Eduardo Grosclaude</dc:creator>
              <dc:date>2014-07-14T06:26:00</dc:date>
            </office:change-info>
          </text:insertion>
        </text:changed-region>
        <text:changed-region xml:id="ct161648448" text:id="ct161648448">
          <text:insertion>
            <office:change-info>
              <dc:creator>Eduardo Grosclaude</dc:creator>
              <dc:date>2014-07-14T06:26:00</dc:date>
            </office:change-info>
          </text:insertion>
        </text:changed-region>
        <text:changed-region xml:id="ct161692352" text:id="ct161692352">
          <text:deletion>
            <office:change-info>
              <dc:creator>Eduardo Grosclaude</dc:creator>
              <dc:date>2014-07-14T06:26:00</dc:date>
            </office:change-info>
            <text:p text:style-name="P2">e</text:p>
          </text:deletion>
        </text:changed-region>
        <text:changed-region xml:id="ct161055832" text:id="ct161055832">
          <text:insertion>
            <office:change-info>
              <dc:creator>Eduardo Grosclaude</dc:creator>
              <dc:date>2014-07-14T06:26:00</dc:date>
            </office:change-info>
          </text:insertion>
        </text:changed-region>
        <text:changed-region xml:id="ct161656720" text:id="ct161656720">
          <text:insertion>
            <office:change-info>
              <dc:creator>Eduardo Grosclaude</dc:creator>
              <dc:date>2014-07-14T06:26:00</dc:date>
            </office:change-info>
          </text:insertion>
        </text:changed-region>
        <text:changed-region xml:id="ct161583200" text:id="ct161583200">
          <text:insertion>
            <office:change-info>
              <dc:creator>Eduardo Grosclaude</dc:creator>
              <dc:date>2014-07-14T06:25:00</dc:date>
            </office:change-info>
          </text:insertion>
        </text:changed-region>
        <text:changed-region xml:id="ct161789328" text:id="ct161789328">
          <text:deletion>
            <office:change-info>
              <dc:creator>Eduardo Grosclaude</dc:creator>
              <dc:date>2014-07-14T06:26:00</dc:date>
            </office:change-info>
            <text:p text:style-name="P2">c</text:p>
          </text:deletion>
        </text:changed-region>
        <text:changed-region xml:id="ct161053376" text:id="ct161053376">
          <text:insertion>
            <office:change-info>
              <dc:creator>Eduardo Grosclaude</dc:creator>
              <dc:date>2014-07-14T06: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APITULO 2</text:p>
      <text:p text:style-name="P21"/>
      <text:p text:style-name="P23">Capítulo 2 revisión de los antecedentes de HPC, trabajos sobre fortran y hpc, openmp solo y sobre fortran</text:p>
      <text:p text:style-name="P23"/>
      <text:p text:style-name="P24">2.1 programación paralela</text:p>
      <text:p text:style-name="P24">2.1.x fortran</text:p>
      <text:p text:style-name="P24">2.2 antecedentes hpc??</text:p>
      <text:p text:style-name="P24">2.3 openmp</text:p>
      <text:p text:style-name="P24">2.4 openmp y fortran<text:change-start text:change-id="ct157414576"/></text:p>
      <text:p text:style-name="P25">2.5 aplicación en cuestión<text:change-end text:change-id="ct157414576"/></text:p>
      <text:p text:style-name="P22"/>
      <text:p text:style-name="P21"/>
      <text:p text:style-name="P8">Soluciones de Programación Paralela</text:p>
      <text:p text:style-name="P5">ó</text:p>
      <text:p text:style-name="P9">Programación Paralela aplicada a soluciones de Computación Científica</text:p>
      <text:p text:style-name="P7"/>
      <text:p text:style-name="P17">[Descripción del capítulo]</text:p>
      <text:p text:style-name="P1"><text:change text:change-id="ct157416144"/><text:change-start text:change-id="ct157416296"/></text:p>
      <text:p text:style-name="P19">En el pasado reciente, la herramienta más común para la solución de problemas <text:change-end text:change-id="ct157416296"/><text:change-start text:change-id="ct157416392"/>de las ciencias computacionales fue la programación en lenguajes adaptados al cómputo <text:change-end text:change-id="ct157416392"/><text:change-start text:change-id="ct157416488"/>científico, como FORTRAN. <text:change-end text:change-id="ct157416488"/><text:change-start text:change-id="ct157416624"/>Cuando los recursos de computación (por ejemplo, con la aparición de la computadora personal) se hicieron accesibles <text:change-end text:change-id="ct157416624"/><text:change-start text:change-id="ct157416720"/>a <text:change-end text:change-id="ct157416720"/><text:change-start text:change-id="ct157416816"/>los investigadores individualmente, y a grupos de investigación <text:change-end text:change-id="ct157416816"/><text:change-start text:change-id="ct157416936"/>de modestos presupuestos, <text:change-end text:change-id="ct157416936"/><text:change-start text:change-id="ct157417288"/>esta herramienta se hizo popular y creó un modo de trabajo estándar de facto, <text:span text:style-name="T18">ampliamente extendido,</text:span> en las ciencias e ingenierías. <text:change-end text:change-id="ct157417288"/><text:change-start text:change-id="ct157417384"/><text:s/><text:change-end text:change-id="ct157417384"/></text:p>
      <text:p text:style-name="P1"><text:change text:change-id="ct161054312"/><text:change-start text:change-id="ct157420968"/></text:p>
      <text:p text:style-name="P4"><text:span text:style-name="T18">Con frecuencia, las soluciones producidas por este modo de trabajo eran </text:span>programas grandes, secuenciales y monolíticos. <text:span text:style-name="T18">Los problemas abordados por esta clase de </text:span>programas <text:span text:style-name="T18">se caracterizan por </text:span>gran<text:span text:style-name="T18">des demandas </text:span>de c<text:span text:style-name="T18">ó</text:span>mputo y de memoria, <text:span text:style-name="T18">recursos especialmente escasos desde los</text:span> <text:span text:style-name="T19">comienzos </text:span>de la computación. <text:span text:style-name="T18">Las decisiones de programación no </text:span>resultaban siempre eficientes, debido a que <text:span text:style-name="T18">su autor </text:span>no siempre era un profesional del área informática, sino el científico que necesitaba la solución. <text:change-end text:change-id="ct157420968"/><text:change-start text:change-id="ct157419888"/></text:p>
      <text:p text:style-name="P20">FALTA ALGO PARA ENGANCHAR CON EL PARRAFO SIG<text:span text:style-name="T20">TE</text:span> tipo La evolución técnica y económica de los sistemas disponibles <text:change-end text:change-id="ct157419888"/><text:change-start text:change-id="ct157404864"/>para los investigadores permitió la incorporación de plataformas paralelas, <text:change-end text:change-id="ct157404864"/><text:change-start text:change-id="ct157406200"/>primero con la posibilidad de distribuir el cómputo entre varios equipos de computación a través de una red, luego con diferentes formas de arquitecturas paralelas <text:change-end text:change-id="ct157406200"/><text:change-start text:change-id="ct156943416"/>de hardware. En estas plataformas, la multiplicidad de los recursos<text:change-end text:change-id="ct156943416"/><text:change-start text:change-id="ct157414800"/> enfrenta al programador con un problema de programación y de administración de recursos aún más complejo.<text:change-end text:change-id="ct157414800"/></text:p>
      <text:p text:style-name="P1">En este capítulo se presenta <text:change text:change-id="ct161743408"/><text:change-start text:change-id="ct161813304"/><text:span text:style-name="T20">el tatamiento de </text:span><text:change-end text:change-id="ct161813304"/>estos problemas mediante la utilización de programación paralela. En la sección 2.1 se explicará en qu<text:change-start text:change-id="ct157757776"/><text:span text:style-name="T20">é</text:span><text:change-end text:change-id="ct157757776"/><text:change text:change-id="ct161706776"/> consiste la programación paralela, explicando sintéticamente c<text:change-start text:change-id="ct161771440"/><text:span text:style-name="T20">ó</text:span><text:change-end text:change-id="ct161771440"/><text:change text:change-id="ct161053792"/>mo funciona un programa paralelo, <text:change-start text:change-id="ct161741568"/><text:span text:style-name="T20">cuáles son </text:span><text:change-end text:change-id="ct161741568"/>las plataformas<text:change-start text:change-id="ct161712720"/> <text:change-end text:change-id="ct161712720"/><text:change text:change-id="ct157757600"/><text:s/><text:change-start text:change-id="ct161054448"/><text:span text:style-name="T20">más utilizadas </text:span><text:change-end text:change-id="ct161054448"/>de computación paralela <text:span text:style-name="T16">y sus modelos de comunicación (memoria compartida, pasaje de mensajes). En la sección 2.2 se presentará brevemente </text:span><text:change-start text:change-id="ct161706416"/><text:span text:style-name="T16">el lenguaje de programación </text:span><text:change-end text:change-id="ct161706416"/><text:span text:style-name="T16">Fortran y se explicará su uso a nivel científic</text:span><text:soft-page-break/><text:span text:style-name="T16">o. En las secciones 2.3 y 2.4 se presentan </text:span><text:change-start text:change-id="ct160820976"/><text:span text:style-name="T16">la interfaz de programación de aplicaciones </text:span><text:change-end text:change-id="ct160820976"/><text:span text:style-name="T16">OpenMP y su implementación en Fortran respectivamente.</text:span><text:change-start text:change-id="ct157418088"/><text:span text:style-name="T16"> Por último en la sección 2.5 se presentará la aplicación cientifica núcleo de esta T</text:span><text:change-end text:change-id="ct157418088"/><text:change-start text:change-id="ct157418600"/><text:span text:style-name="T16">esis</text:span><text:change-end text:change-id="ct157418600"/><text:change-start text:change-id="ct157419104"/><text:span text:style-name="T16"> y </text:span><text:change-end text:change-id="ct157419104"/><text:change-start text:change-id="ct161172712"/><text:span text:style-name="T16">se describirá </text:span><text:change-end text:change-id="ct161172712"/><text:change-start text:change-id="ct161710776"/><text:span text:style-name="T16">muy brevemente el problema que resuelve.</text:span><text:change-end text:change-id="ct161710776"/></text:p>
      <text:p text:style-name="P7"/>
      <text:p text:style-name="P7"/>
      <text:p text:style-name="P7">2.1 Introducción a la Programación Paralela</text:p>
      <text:p text:style-name="P7"/>
      <text:p text:style-name="P2">Para entender mejor por<text:change-start text:change-id="ct161815104"/> <text:change-end text:change-id="ct161815104"/>qu<text:change-start text:change-id="ct161648448"/><text:span text:style-name="T20">é</text:span><text:change-end text:change-id="ct161648448"/><text:change text:change-id="ct161692352"/> aplicamos la Programación Paralela<text:change-start text:change-id="ct161055832"/>,<text:change-end text:change-id="ct161055832"/> ya sea tanto para solucionar problemas complejos como para aprovechar la potencia de las nuevas arquitecturas de computadoras, podemos ver un escenario planteado por Andrews (foundations... ):</text:p>
      <text:p text:style-name="P26"/>
      <text:p text:style-name="P26">Varios autos desean trasladarse del punto A hacia el B. Pueden competir por el espacio en el mismo camino y terminar siguiéndose unos a otros <text:s/>o compitiendo por las posiciones (<text:change-start text:change-id="ct161656720"/><text:span text:style-name="T20">¡</text:span><text:change-end text:change-id="ct161656720"/>y teniendo accidentes!). O pueden trasladarse en vías paralelas, arribando de esta manera casi al mismo tiempo y sin meterse en la vía del otro. O pueden viajar por diferentes rutas, usando caminos separados.</text:p>
      <text:p text:style-name="P6"/>
      <text:p text:style-name="P2"><text:change-start text:change-id="ct161583200"/><office:annotation office:name="__Fieldmark__270_1689783755"><dc:creator>Eduardo Grosclaude</dc:creator><dc:date>2014-07-14T06:25:30.781283364</dc:date><text:list text:style-name=""><text:list-item><text:p text:style-name="P31"><text:span text:style-name="T21">Concurrente o paralela? O ambas? Verificar con Andrews</text:span></text:p></text:list-item></text:list></office:annotation><text:change-end text:change-id="ct161583200"/>Como indica Andrews [] “este escenario captura la es<text:change text:change-id="ct161789328"/>encia de la computación concurrente” o paralela. <text:change-start text:change-id="ct161053376"/><office:annotation-end office:name="__Fieldmark__270_1689783755"/><text:change-end text:change-id="ct161053376"/>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11">En los comienzos de la computación lo normal y aceptado era programar para un solo procesador, una capacidad de almacenamiento y memoria limitada (acaso el principal punto de optimización en esa época), y hacerlo con una serie de instrucciones secuenciales. Los programas tendían a ser monolíticos y gigantes. <text:span text:style-name="T4">[metemos ley de moore aca???]</text:span> Con el correr de los años la potencia de los procesadores se a disparado exponencialmente <text:span text:style-name="T9">(velocidad y en menor medida cantidad de unidades de procesamiento)</text:span>, así como la capacidad de la RAM y los discos, permitiendo acelerar los procesos <text:span text:style-name="T8">y distenderse al programar ya que la capacidad de memoria o de disco prácticamente ha dejado de ser un problema.</text:span></text:p>
      <text:p text:style-name="P12">El problema que se nos presenta ante este panorama es el de aprovechar esta potencia y transformarla en ganancia para nuestros procesos. Si ejecutamos un programa secuencial en un procesador con un solo <text:span text:style-name="T9">núcleo</text:span> o lo ejecutamos en uno con cuatro <text:span text:style-name="T9">núcleos</text:span>, los tiempos de ejecución serán prácticamente los mismos, siempre dependiendo del Sistema Operativo y su manejo del tiempo de procesador, <text:span text:style-name="T5">[nos metemos a explicar SO y su manejo del procesador?? por favor no =P]</text:span><text:span text:style-name="T6"> </text:span><text:span text:style-name="T10">debido a que en el último 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18"/>
      <text:p text:style-name="P1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5">Un programa con gran porcentaje de I/O en disco en lugar de CPU está limitado por la tecnología utilizada para el acceso a dicho hardware.</text:span></text:p>
      <text:p text:style-name="P12"/>
      <text:p text:style-name="P14"><text:span text:style-name="T15">Ahora, para comprender</text:span> mejor como funciona un programa paralelo <text:span text:style-name="T15">debemos tener en cuenta lo siguiente</text:span>:</text:p>
      <text:list xml:id="list8942557827326980966" text:style-name="L2">
        <text:list-item>
          <text:p text:style-name="P27">Un programa secuencial es un conjunto de ordenes ejecutadas una detras de la otra y posee un solo hilo de control.</text:p>
        </text:list-item>
        <text:list-item>
          <text:p text:style-name="P28"><text:soft-page-break/>Un programa paralelo suele estar conformado por dos o mas procesos que trabajan generalmente en conjunto. <text:span text:style-name="T11">Cada uno de estos proceso es un programa secuencial, por lo cual tenemos varios hilos de control. </text:span></text:p>
        </text:list-item>
      </text:list>
      <text:p text:style-name="P13"/>
      <text:p text:style-name="P14">La forma en que los procesos que conforman el programa paralelo trabajan es comunicándose entre ellos, puede ser con un espacio de memoria compartida o a través del envío de mensajes, o incluso un híbrido de ambas. Justamente estas distintas formas de comunicación son las que generan la principal <text:span text:style-name="T12">clasificación de la Programación Paralela, por el Modelo de Comunicación de la Plataforma Paralela, memoria compartida (shared memory) y pasaje de mensajes</text:span> <text:span text:style-name="T12">(message passing).</text:span></text:p>
      <text:p text:style-name="P15">Muy básicamente c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4">soluciones</text:span> mas extendidas y completas con la cual trabajar es OpenMP (Open Multi-Processing), la cual es una API (Application <text:span text:style-name="T14">Programming</text:span> Interface) que soporta programación <text:span text:style-name="T15">con</text:span> multiprocesamiento en memoria compartida multiplataforma bajo C, C++ y Fortran. <text:span text:style-name="T14">Gran cantidad de compiladores incorporan nativamente soporte para esta API, la cual consiste de un conjunto de directivas del compilador, librerías de rutinas y variables de entorno.</text:span></text:p>
      <text:p text:style-name="P15">De nuevo básicamente explicamos la comunicación con pasaje de mensajes, la cual simplemente consiste en un proceso que envía un mensaje a otro proceso, nuevamente siendo <text:span text:style-name="T15">la comunicación</text:span> unidireccional o bidireccional. En esta categoría <text:span text:style-name="T13">existe un estándar denominado</text:span> MPI (Message Passing Interface), <text:span text:style-name="T13">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p>
      <text:p text:style-name="P16">[¿Sincronización de procesos? Exclusión mutua y sincronización por condiciones]</text:p>
      <text:p text:style-name="P13"/>
      <text:p text:style-name="P13">2.1.1 Arquitecturas de Hardware<text:span text:style-name="T17">(?)</text:span> y Plataformas de Computación Paralela</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7-14T06:31:31.305614050</dc:date>
    <meta:editing-duration>PT3H42M36S</meta:editing-duration>
    <meta:editing-cycles>26</meta:editing-cycles>
    <meta:generator>LibreOffice/4.2.4.2$Linux_x86 LibreOffice_project/63150712c6d317d27ce2db16eb94c2f3d7b699f8</meta:generator>
    <dc:creator>Eduardo Grosclaude</dc:creator>
    <meta:document-statistic meta:table-count="0" meta:image-count="0" meta:object-count="0" meta:page-count="3" meta:paragraph-count="31" meta:word-count="1267" meta:character-count="8208" meta:non-whitespace-character-count="6970"/>
  </office:meta>
</office:document-meta>
</file>